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01cm"/>
    </style:style>
    <style:style style:name="co2" style:family="table-column">
      <style:table-column-properties fo:break-before="auto" style:column-width="2.244cm"/>
    </style:style>
    <style:style style:name="co3" style:family="table-column">
      <style:table-column-properties fo:break-before="auto" style:column-width="2.879cm"/>
    </style:style>
    <style:style style:name="co4" style:family="table-column">
      <style:table-column-properties fo:break-before="auto" style:column-width="2.836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863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PO_new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19" table:default-cell-style-name="ce1"/>
        <table:table-column table:style-name="co6" table:default-cell-style-name="ce1"/>
        <table:table-row table:style-name="ro1">
          <table:table-cell/>
          <table:table-cell table:style-name="ce2" office:value-type="string" calcext:value-type="string">
            <text:p>PPONEW</text:p>
          </table:table-cell>
          <table:table-cell table:number-columns-repeated="3"/>
          <table:table-cell table:style-name="ce2" office:value-type="string" calcext:value-type="string">
            <text:p>PPOOLD</text:p>
          </table:table-cell>
          <table:table-cell table:number-columns-repeated="3"/>
          <table:table-cell table:style-name="ce2" office:value-type="string" calcext:value-type="string">
            <text:p>SACOLD</text:p>
          </table:table-cell>
          <table:table-cell table:number-columns-repeated="3"/>
          <table:table-cell table:style-name="ce2" office:value-type="string" calcext:value-type="string">
            <text:p>POCAOLD</text:p>
          </table:table-cell>
          <table:table-cell table:number-columns-repeated="3"/>
          <table:table-cell table:style-name="ce2" office:value-type="string" calcext:value-type="string">
            <text:p>POCANEW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Success</text:p>
          </table:table-cell>
          <table:table-cell table:style-name="ce2" office:value-type="string" calcext:value-type="string">
            <text:p>Hits</text:p>
          </table:table-cell>
          <table:table-cell table:style-name="ce2" office:value-type="string" calcext:value-type="string">
            <text:p>Misses</text:p>
          </table:table-cell>
          <table:table-cell table:style-name="ce2" office:value-type="string" calcext:value-type="string">
            <text:p>Miss rate</text:p>
          </table:table-cell>
          <table:table-cell table:style-name="ce2" office:value-type="string" calcext:value-type="string">
            <text:p>Success</text:p>
          </table:table-cell>
          <table:table-cell table:style-name="ce2" office:value-type="string" calcext:value-type="string">
            <text:p>Hits</text:p>
          </table:table-cell>
          <table:table-cell table:style-name="ce2" office:value-type="string" calcext:value-type="string">
            <text:p>Misses</text:p>
          </table:table-cell>
          <table:table-cell table:style-name="ce2" office:value-type="string" calcext:value-type="string">
            <text:p>Miss rate</text:p>
          </table:table-cell>
          <table:table-cell table:style-name="ce2" office:value-type="string" calcext:value-type="string">
            <text:p>Success</text:p>
          </table:table-cell>
          <table:table-cell table:style-name="ce2" office:value-type="string" calcext:value-type="string">
            <text:p>Hits</text:p>
          </table:table-cell>
          <table:table-cell table:style-name="ce2" office:value-type="string" calcext:value-type="string">
            <text:p>Misses</text:p>
          </table:table-cell>
          <table:table-cell table:style-name="ce2" office:value-type="string" calcext:value-type="string">
            <text:p>Miss rate</text:p>
          </table:table-cell>
          <table:table-cell table:style-name="ce2" office:value-type="string" calcext:value-type="string">
            <text:p>Success</text:p>
          </table:table-cell>
          <table:table-cell table:style-name="ce2" office:value-type="string" calcext:value-type="string">
            <text:p>Hits</text:p>
          </table:table-cell>
          <table:table-cell table:style-name="ce2" office:value-type="string" calcext:value-type="string">
            <text:p>Misses</text:p>
          </table:table-cell>
          <table:table-cell table:style-name="ce2" office:value-type="string" calcext:value-type="string">
            <text:p>Miss rate</text:p>
          </table:table-cell>
          <table:table-cell table:style-name="ce2" office:value-type="string" calcext:value-type="string">
            <text:p>Success</text:p>
          </table:table-cell>
          <table:table-cell table:style-name="ce2" office:value-type="string" calcext:value-type="string">
            <text:p>Hits</text:p>
          </table:table-cell>
          <table:table-cell table:style-name="ce2" office:value-type="string" calcext:value-type="string">
            <text:p>Misses</text:p>
          </table:table-cell>
          <table:table-cell table:style-name="ce2" office:value-type="string" calcext:value-type="string">
            <text:p>Miss rate</text:p>
          </table:table-cell>
          <table:table-cell table:style-name="ce2" table:number-columns-repeated="100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80" calcext:value-type="float">
            <text:p>180</text:p>
          </table:table-cell>
          <table:table-cell table:formula="of:=[.D3]/([.C3]+[.D3])" office:value-type="float" office:value="0.845070422535211" calcext:value-type="float">
            <text:p>0,845070422535211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93" calcext:value-type="float">
            <text:p>93</text:p>
          </table:table-cell>
          <table:table-cell table:formula="of:=[.H3]/([.G3] + [.H3])" office:value-type="float" office:value="0.830357142857143" calcext:value-type="float">
            <text:p>0,830357142857143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2458" calcext:value-type="float">
            <text:p>2458</text:p>
          </table:table-cell>
          <table:table-cell table:formula="of:=[.L3]/([.K3]+[.L3])" office:value-type="float" office:value="0.963166144200627" calcext:value-type="float">
            <text:p>0,96316614420062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P3]/([.O3]+[.P3])" office:value-type="float" office:value="0.633333333333333" calcext:value-type="float">
            <text:p>0,63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table:formula="of:=[.T3]/([.S3]+[.T3])" office:value-type="float" office:value="0.816326530612245" calcext:value-type="float">
            <text:p>0,816326530612245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501" calcext:value-type="float">
            <text:p>501</text:p>
          </table:table-cell>
          <table:table-cell table:formula="of:=[.D4]/([.C4]+[.D4])" office:value-type="float" office:value="0.954285714285714" calcext:value-type="float">
            <text:p>0,95428571428571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 table:formula="of:=[.H4]/([.G4] + [.H4])" office:value-type="float" office:value="0.846153846153846" calcext:value-type="float">
            <text:p>0,846153846153846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60" calcext:value-type="float">
            <text:p>860</text:p>
          </table:table-cell>
          <table:table-cell table:formula="of:=[.L4]/([.K4]+[.L4])" office:value-type="float" office:value="0.97616345062429" calcext:value-type="float">
            <text:p>0,97616345062429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16" calcext:value-type="float">
            <text:p>116</text:p>
          </table:table-cell>
          <table:table-cell table:formula="of:=[.P4]/([.O4]+[.P4])" office:value-type="float" office:value="0.872180451127819" calcext:value-type="float">
            <text:p>0,87218045112781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table:formula="of:=[.T4]/([.S4]+[.T4])" office:value-type="float" office:value="0.759036144578313" calcext:value-type="float">
            <text:p>0,759036144578313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77" calcext:value-type="float">
            <text:p>377</text:p>
          </table:table-cell>
          <table:table-cell table:formula="of:=[.D5]/([.C5]+[.D5])" office:value-type="float" office:value="0.926289926289926" calcext:value-type="float">
            <text:p>0,92628992628992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table:formula="of:=[.H5]/([.G5] + [.H5])" office:value-type="float" office:value="0.781818181818182" calcext:value-type="float">
            <text:p>0,781818181818182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float" office:value="2823" calcext:value-type="float">
            <text:p>2823</text:p>
          </table:table-cell>
          <table:table-cell table:formula="of:=[.L5]/([.K5]+[.L5])" office:value-type="float" office:value="0.943200801871032" calcext:value-type="float">
            <text:p>0,94320080187103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formula="of:=[.P5]/([.O5]+[.P5])" office:value-type="float" office:value="0.59375" calcext:value-type="float">
            <text:p>0,5937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table:formula="of:=[.T5]/([.S5]+[.T5])" office:value-type="float" office:value="0.794871794871795" calcext:value-type="float">
            <text:p>0,794871794871795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table:formula="of:=[.D6]/([.C6]+[.D6])" office:value-type="float" office:value="0.851351351351351" calcext:value-type="float">
            <text:p>0,851351351351351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217" calcext:value-type="float">
            <text:p>217</text:p>
          </table:table-cell>
          <table:table-cell table:formula="of:=[.H6]/([.G6] + [.H6])" office:value-type="float" office:value="0.864541832669323" calcext:value-type="float">
            <text:p>0,864541832669323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3048" calcext:value-type="float">
            <text:p>3048</text:p>
          </table:table-cell>
          <table:table-cell table:formula="of:=[.L6]/([.K6]+[.L6])" office:value-type="float" office:value="0.957286432160804" calcext:value-type="float">
            <text:p>0,95728643216080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table:formula="of:=[.P6]/([.O6]+[.P6])" office:value-type="float" office:value="0.856060606060606" calcext:value-type="float">
            <text:p>0,856060606060606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24" calcext:value-type="float">
            <text:p>224</text:p>
          </table:table-cell>
          <table:table-cell table:formula="of:=[.T6]/([.S6]+[.T6])" office:value-type="float" office:value="0.903225806451613" calcext:value-type="float">
            <text:p>0,903225806451613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394" calcext:value-type="float">
            <text:p>394</text:p>
          </table:table-cell>
          <table:table-cell table:formula="of:=[.D7]/([.C7]+[.D7])" office:value-type="float" office:value="0.899543378995434" calcext:value-type="float">
            <text:p>0,899543378995434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01" calcext:value-type="float">
            <text:p>201</text:p>
          </table:table-cell>
          <table:table-cell table:formula="of:=[.H7]/([.G7] + [.H7])" office:value-type="float" office:value="0.848101265822785" calcext:value-type="float">
            <text:p>0,84810126582278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L7]/([.K7]+[.L7])"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table:formula="of:=[.P7]/([.O7]+[.P7])" office:value-type="float" office:value="0.648648648648649" calcext:value-type="float">
            <text:p>0,64864864864864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formula="of:=[.T7]/([.S7]+[.T7])" office:value-type="float" office:value="0.869565217391304" calcext:value-type="float">
            <text:p>0,869565217391304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89" calcext:value-type="float">
            <text:p>89</text:p>
          </table:table-cell>
          <table:table-cell table:formula="of:=[.D8]/([.C8]+[.D8])" office:value-type="float" office:value="0.824074074074074" calcext:value-type="float">
            <text:p>0,824074074074074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19" calcext:value-type="float">
            <text:p>219</text:p>
          </table:table-cell>
          <table:table-cell table:formula="of:=[.H8]/([.G8] + [.H8])" office:value-type="float" office:value="0.845559845559846" calcext:value-type="float">
            <text:p>0,8455598455598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[.L8]/([.K8]+[.L8])" office:value-type="float" office:value="0.944444444444444" calcext:value-type="float">
            <text:p>0,94444444444444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373" calcext:value-type="float">
            <text:p>373</text:p>
          </table:table-cell>
          <table:table-cell table:formula="of:=[.P8]/([.O8]+[.P8])" office:value-type="float" office:value="0.916461916461916" calcext:value-type="float">
            <text:p>0,91646191646191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 table:formula="of:=[.T8]/([.S8]+[.T8])" office:value-type="float" office:value="0.857142857142857" calcext:value-type="float">
            <text:p>0,857142857142857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25" calcext:value-type="float">
            <text:p>325</text:p>
          </table:table-cell>
          <table:table-cell table:formula="of:=[.D9]/([.C9]+[.D9])" office:value-type="float" office:value="0.925925925925926" calcext:value-type="float">
            <text:p>0,92592592592592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4" calcext:value-type="float">
            <text:p>94</text:p>
          </table:table-cell>
          <table:table-cell table:formula="of:=[.H9]/([.G9] + [.H9])" office:value-type="float" office:value="0.854545454545455" calcext:value-type="float">
            <text:p>0,85454545454545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3008" calcext:value-type="float">
            <text:p>3008</text:p>
          </table:table-cell>
          <table:table-cell table:formula="of:=[.L9]/([.K9]+[.L9])" office:value-type="float" office:value="0.988498192573119" calcext:value-type="float">
            <text:p>0,98849819257311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table:formula="of:=[.P9]/([.O9]+[.P9])"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24" calcext:value-type="float">
            <text:p>124</text:p>
          </table:table-cell>
          <table:table-cell table:formula="of:=[.T9]/([.S9]+[.T9])" office:value-type="float" office:value="0.826666666666667" calcext:value-type="float">
            <text:p>0,826666666666667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259" calcext:value-type="float">
            <text:p>259</text:p>
          </table:table-cell>
          <table:table-cell table:formula="of:=[.D10]/([.C10]+[.D10])" office:value-type="float" office:value="0.840909090909091" calcext:value-type="float">
            <text:p>0,84090909090909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table:formula="of:=[.H10]/([.G10] + [.H10])" office:value-type="float" office:value="0.84375" calcext:value-type="float">
            <text:p>0,84375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185" calcext:value-type="float">
            <text:p>1185</text:p>
          </table:table-cell>
          <table:table-cell table:formula="of:=[.L10]/([.K10]+[.L10])" office:value-type="float" office:value="0.98503740648379" calcext:value-type="float">
            <text:p>0,98503740648379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48" calcext:value-type="float">
            <text:p>148</text:p>
          </table:table-cell>
          <table:table-cell table:formula="of:=[.P10]/([.O10]+[.P10])" office:value-type="float" office:value="0.850574712643678" calcext:value-type="float">
            <text:p>0,850574712643678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07" calcext:value-type="float">
            <text:p>107</text:p>
          </table:table-cell>
          <table:table-cell table:formula="of:=[.T10]/([.S10]+[.T10])" office:value-type="float" office:value="0.804511278195489" calcext:value-type="float">
            <text:p>0,804511278195489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75" calcext:value-type="float">
            <text:p>275</text:p>
          </table:table-cell>
          <table:table-cell table:formula="of:=[.D11]/([.C11]+[.D11])" office:value-type="float" office:value="0.895765472312704" calcext:value-type="float">
            <text:p>0,89576547231270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table:formula="of:=[.H11]/([.G11] + [.H11])" office:value-type="float" office:value="0.838709677419355" calcext:value-type="float">
            <text:p>0,838709677419355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823" calcext:value-type="float">
            <text:p>1823</text:p>
          </table:table-cell>
          <table:table-cell table:formula="of:=[.L11]/([.K11]+[.L11])" office:value-type="float" office:value="0.982219827586207" calcext:value-type="float">
            <text:p>0,98221982758620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23" calcext:value-type="float">
            <text:p>123</text:p>
          </table:table-cell>
          <table:table-cell table:formula="of:=[.P11]/([.O11]+[.P11])" office:value-type="float" office:value="0.911111111111111" calcext:value-type="float">
            <text:p>0,911111111111111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548" calcext:value-type="float">
            <text:p>548</text:p>
          </table:table-cell>
          <table:table-cell table:formula="of:=[.T11]/([.S11]+[.T11])" office:value-type="float" office:value="0.881028938906752" calcext:value-type="float">
            <text:p>0,881028938906752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85" calcext:value-type="float">
            <text:p>185</text:p>
          </table:table-cell>
          <table:table-cell table:formula="of:=[.D12]/([.C12]+[.D12])" office:value-type="float" office:value="0.872641509433962" calcext:value-type="float">
            <text:p>0,87264150943396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table:formula="of:=[.H12]/([.G12] + [.H12])" office:value-type="float" office:value="0.82051282051282" calcext:value-type="float">
            <text:p>0,82051282051282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1360" calcext:value-type="float">
            <text:p>1360</text:p>
          </table:table-cell>
          <table:table-cell table:formula="of:=[.L12]/([.K12]+[.L12])" office:value-type="float" office:value="0.959774170783345" calcext:value-type="float">
            <text:p>0,95977417078334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table:formula="of:=[.P12]/([.O12]+[.P12])" office:value-type="float" office:value="0.855072463768116" calcext:value-type="float">
            <text:p>0,855072463768116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99" calcext:value-type="float">
            <text:p>99</text:p>
          </table:table-cell>
          <table:table-cell table:formula="of:=[.T12]/([.S12]+[.T12])" office:value-type="float" office:value="0.818181818181818" calcext:value-type="float">
            <text:p>0,818181818181818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257" calcext:value-type="float">
            <text:p>257</text:p>
          </table:table-cell>
          <table:table-cell table:formula="of:=[.D13]/([.C13]+[.D13])" office:value-type="float" office:value="0.850993377483444" calcext:value-type="float">
            <text:p>0,850993377483444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82" calcext:value-type="float">
            <text:p>382</text:p>
          </table:table-cell>
          <table:table-cell table:formula="of:=[.H13]/([.G13] + [.H13])" office:value-type="float" office:value="0.864253393665158" calcext:value-type="float">
            <text:p>0,864253393665158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3717" calcext:value-type="float">
            <text:p>3717</text:p>
          </table:table-cell>
          <table:table-cell table:formula="of:=[.L13]/([.K13]+[.L13])" office:value-type="float" office:value="0.985680190930788" calcext:value-type="float">
            <text:p>0,985680190930788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229" calcext:value-type="float">
            <text:p>229</text:p>
          </table:table-cell>
          <table:table-cell table:formula="of:=[.P13]/([.O13]+[.P13])" office:value-type="float" office:value="0.880769230769231" calcext:value-type="float">
            <text:p>0,880769230769231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72" calcext:value-type="float">
            <text:p>172</text:p>
          </table:table-cell>
          <table:table-cell table:formula="of:=[.T13]/([.S13]+[.T13])" office:value-type="float" office:value="0.882051282051282" calcext:value-type="float">
            <text:p>0,882051282051282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53" calcext:value-type="float">
            <text:p>253</text:p>
          </table:table-cell>
          <table:table-cell table:formula="of:=[.D14]/([.C14]+[.D14])" office:value-type="float" office:value="0.878472222222222" calcext:value-type="float">
            <text:p>0,87847222222222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9" calcext:value-type="float">
            <text:p>79</text:p>
          </table:table-cell>
          <table:table-cell table:formula="of:=[.H14]/([.G14] + [.H14])" office:value-type="float" office:value="0.840425531914894" calcext:value-type="float">
            <text:p>0,84042553191489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90" calcext:value-type="float">
            <text:p>790</text:p>
          </table:table-cell>
          <table:table-cell table:formula="of:=[.L14]/([.K14]+[.L14])" office:value-type="float" office:value="0.988735919899875" calcext:value-type="float">
            <text:p>0,98873591989987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60" calcext:value-type="float">
            <text:p>160</text:p>
          </table:table-cell>
          <table:table-cell table:formula="of:=[.P14]/([.O14]+[.P14])" office:value-type="float" office:value="0.846560846560847" calcext:value-type="float">
            <text:p>0,84656084656084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18" calcext:value-type="float">
            <text:p>118</text:p>
          </table:table-cell>
          <table:table-cell table:formula="of:=[.T14]/([.S14]+[.T14])" office:value-type="float" office:value="0.86764705882353" calcext:value-type="float">
            <text:p>0,86764705882353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[.D15]/([.C15]+[.D15])" office:value-type="float" office:value="0.818181818181818" calcext:value-type="float">
            <text:p>0,818181818181818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255" calcext:value-type="float">
            <text:p>255</text:p>
          </table:table-cell>
          <table:table-cell table:formula="of:=[.H15]/([.G15] + [.H15])" office:value-type="float" office:value="0.891608391608392" calcext:value-type="float">
            <text:p>0,891608391608392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3594" calcext:value-type="float">
            <text:p>3594</text:p>
          </table:table-cell>
          <table:table-cell table:formula="of:=[.L15]/([.K15]+[.L15])" office:value-type="float" office:value="0.977427250475932" calcext:value-type="float">
            <text:p>0,97742725047593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202" calcext:value-type="float">
            <text:p>202</text:p>
          </table:table-cell>
          <table:table-cell table:formula="of:=[.P15]/([.O15]+[.P15])" office:value-type="float" office:value="0.878260869565218" calcext:value-type="float">
            <text:p>0,87826086956521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table:formula="of:=[.T15]/([.S15]+[.T15])" office:value-type="float" office:value="0.835294117647059" calcext:value-type="float">
            <text:p>0,835294117647059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53" calcext:value-type="float">
            <text:p>253</text:p>
          </table:table-cell>
          <table:table-cell table:formula="of:=[.D16]/([.C16]+[.D16])" office:value-type="float" office:value="0.893992932862191" calcext:value-type="float">
            <text:p>0,89399293286219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table:formula="of:=[.H16]/([.G16] + [.H16])"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2645" calcext:value-type="float">
            <text:p>2645</text:p>
          </table:table-cell>
          <table:table-cell table:formula="of:=[.L16]/([.K16]+[.L16])" office:value-type="float" office:value="0.983271375464684" calcext:value-type="float">
            <text:p>0,98327137546468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table:formula="of:=[.P16]/([.O16]+[.P16])" office:value-type="float" office:value="0.837837837837838" calcext:value-type="float">
            <text:p>0,83783783783783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table:formula="of:=[.T16]/([.S16]+[.T16])" office:value-type="float" office:value="0.733333333333333" calcext:value-type="float">
            <text:p>0,733333333333333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38" calcext:value-type="float">
            <text:p>138</text:p>
          </table:table-cell>
          <table:table-cell table:formula="of:=[.D17]/([.C17]+[.D17])" office:value-type="float" office:value="0.890322580645161" calcext:value-type="float">
            <text:p>0,89032258064516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96" calcext:value-type="float">
            <text:p>396</text:p>
          </table:table-cell>
          <table:table-cell table:formula="of:=[.H17]/([.G17] + [.H17])" office:value-type="float" office:value="0.929577464788733" calcext:value-type="float">
            <text:p>0,92957746478873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714" calcext:value-type="float">
            <text:p>1714</text:p>
          </table:table-cell>
          <table:table-cell table:formula="of:=[.L17]/([.K17]+[.L17])" office:value-type="float" office:value="0.988465974625144" calcext:value-type="float">
            <text:p>0,98846597462514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91" calcext:value-type="float">
            <text:p>91</text:p>
          </table:table-cell>
          <table:table-cell table:formula="of:=[.P17]/([.O17]+[.P17])" office:value-type="float" office:value="0.8125" calcext:value-type="float">
            <text:p>0,812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72" calcext:value-type="float">
            <text:p>172</text:p>
          </table:table-cell>
          <table:table-cell table:formula="of:=[.T17]/([.S17]+[.T17])" office:value-type="float" office:value="0.960893854748603" calcext:value-type="float">
            <text:p>0,960893854748603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1" calcext:value-type="float">
            <text:p>71</text:p>
          </table:table-cell>
          <table:table-cell table:formula="of:=[.D18]/([.C18]+[.D18])" office:value-type="float" office:value="0.78021978021978" calcext:value-type="float">
            <text:p>0,7802197802197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table:formula="of:=[.H18]/([.G18] + [.H18])" office:value-type="float" office:value="0.823529411764706" calcext:value-type="float">
            <text:p>0,82352941176470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2890" calcext:value-type="float">
            <text:p>2890</text:p>
          </table:table-cell>
          <table:table-cell table:formula="of:=[.L18]/([.K18]+[.L18])" office:value-type="float" office:value="0.950657894736842" calcext:value-type="float">
            <text:p>0,95065789473684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24" calcext:value-type="float">
            <text:p>124</text:p>
          </table:table-cell>
          <table:table-cell table:formula="of:=[.P18]/([.O18]+[.P18])" office:value-type="float" office:value="0.911764705882353" calcext:value-type="float">
            <text:p>0,91176470588235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table:formula="of:=[.T18]/([.S18]+[.T18])" office:value-type="float" office:value="0.860759493670886" calcext:value-type="float">
            <text:p>0,860759493670886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303" calcext:value-type="float">
            <text:p>303</text:p>
          </table:table-cell>
          <table:table-cell table:formula="of:=[.D19]/([.C19]+[.D19])" office:value-type="float" office:value="0.880813953488372" calcext:value-type="float">
            <text:p>0,88081395348837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82" calcext:value-type="float">
            <text:p>82</text:p>
          </table:table-cell>
          <table:table-cell table:formula="of:=[.H19]/([.G19] + [.H19])" office:value-type="float" office:value="0.82" calcext:value-type="float">
            <text:p>0,82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3375" calcext:value-type="float">
            <text:p>3375</text:p>
          </table:table-cell>
          <table:table-cell table:formula="of:=[.L19]/([.K19]+[.L19])" office:value-type="float" office:value="0.965112953960538" calcext:value-type="float">
            <text:p>0,96511295396053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85" calcext:value-type="float">
            <text:p>185</text:p>
          </table:table-cell>
          <table:table-cell table:formula="of:=[.P19]/([.O19]+[.P19])" office:value-type="float" office:value="0.885167464114833" calcext:value-type="float">
            <text:p>0,88516746411483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85" calcext:value-type="float">
            <text:p>285</text:p>
          </table:table-cell>
          <table:table-cell table:formula="of:=[.T19]/([.S19]+[.T19])" office:value-type="float" office:value="0.850746268656716" calcext:value-type="float">
            <text:p>0,850746268656716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524" calcext:value-type="float">
            <text:p>524</text:p>
          </table:table-cell>
          <table:table-cell table:formula="of:=[.D20]/([.C20]+[.D20])" office:value-type="float" office:value="0.92091388400703" calcext:value-type="float">
            <text:p>0,920913884007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H20]/([.G20] + [.H20])"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formula="of:=[.L20]/([.K20]+[.L20])" office:value-type="float" office:value="0.945945945945946" calcext:value-type="float">
            <text:p>0,945945945945946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201" calcext:value-type="float">
            <text:p>201</text:p>
          </table:table-cell>
          <table:table-cell table:formula="of:=[.P20]/([.O20]+[.P20])" office:value-type="float" office:value="0.866379310344828" calcext:value-type="float">
            <text:p>0,866379310344828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04" calcext:value-type="float">
            <text:p>204</text:p>
          </table:table-cell>
          <table:table-cell table:formula="of:=[.T20]/([.S20]+[.T20])" office:value-type="float" office:value="0.853556485355649" calcext:value-type="float">
            <text:p>0,853556485355649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32" calcext:value-type="float">
            <text:p>132</text:p>
          </table:table-cell>
          <table:table-cell table:formula="of:=[.D21]/([.C21]+[.D21])" office:value-type="float" office:value="0.835443037974684" calcext:value-type="float">
            <text:p>0,83544303797468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31" calcext:value-type="float">
            <text:p>231</text:p>
          </table:table-cell>
          <table:table-cell table:formula="of:=[.H21]/([.G21] + [.H21])" office:value-type="float" office:value="0.822064056939502" calcext:value-type="float">
            <text:p>0,822064056939502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3872" calcext:value-type="float">
            <text:p>3872</text:p>
          </table:table-cell>
          <table:table-cell table:formula="of:=[.L21]/([.K21]+[.L21])" office:value-type="float" office:value="0.971643663739021" calcext:value-type="float">
            <text:p>0,971643663739021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67" calcext:value-type="float">
            <text:p>67</text:p>
          </table:table-cell>
          <table:table-cell table:formula="of:=[.P21]/([.O21]+[.P21])" office:value-type="float" office:value="0.736263736263736" calcext:value-type="float">
            <text:p>0,736263736263736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96" calcext:value-type="float">
            <text:p>196</text:p>
          </table:table-cell>
          <table:table-cell table:formula="of:=[.T21]/([.S21]+[.T21])" office:value-type="float" office:value="0.894977168949771" calcext:value-type="float">
            <text:p>0,894977168949771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table:formula="of:=[.D22]/([.C22]+[.D22])" office:value-type="float" office:value="0.784090909090909" calcext:value-type="float">
            <text:p>0,784090909090909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77" calcext:value-type="float">
            <text:p>77</text:p>
          </table:table-cell>
          <table:table-cell table:formula="of:=[.H22]/([.G22] + [.H22])" office:value-type="float" office:value="0.777777777777778" calcext:value-type="float">
            <text:p>0,777777777777778</text:p>
          </table:table-cell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office:value-type="float" office:value="3889" calcext:value-type="float">
            <text:p>3889</text:p>
          </table:table-cell>
          <table:table-cell table:formula="of:=[.L22]/([.K22]+[.L22])" office:value-type="float" office:value="0.965012406947891" calcext:value-type="float">
            <text:p>0,965012406947891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69" calcext:value-type="float">
            <text:p>69</text:p>
          </table:table-cell>
          <table:table-cell table:formula="of:=[.P22]/([.O22]+[.P22])" office:value-type="float" office:value="0.793103448275862" calcext:value-type="float">
            <text:p>0,79310344827586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14" calcext:value-type="float">
            <text:p>114</text:p>
          </table:table-cell>
          <table:table-cell table:formula="of:=[.T22]/([.S22]+[.T22])" office:value-type="float" office:value="0.876923076923077" calcext:value-type="float">
            <text:p>0,876923076923077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D23]/([.C23]+[.D23])" office:value-type="float" office:value="0.714285714285714" calcext:value-type="float">
            <text:p>0,714285714285714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37" calcext:value-type="float">
            <text:p>137</text:p>
          </table:table-cell>
          <table:table-cell table:formula="of:=[.H23]/([.G23] + [.H23])" office:value-type="float" office:value="0.83030303030303" calcext:value-type="float">
            <text:p>0,83030303030303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3975" calcext:value-type="float">
            <text:p>3975</text:p>
          </table:table-cell>
          <table:table-cell table:formula="of:=[.L23]/([.K23]+[.L23])" office:value-type="float" office:value="0.98806860551827" calcext:value-type="float">
            <text:p>0,98806860551827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95" calcext:value-type="float">
            <text:p>195</text:p>
          </table:table-cell>
          <table:table-cell table:formula="of:=[.P23]/([.O23]+[.P23])" office:value-type="float" office:value="0.894495412844037" calcext:value-type="float">
            <text:p>0,89449541284403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table:formula="of:=[.T23]/([.S23]+[.T23])" office:value-type="float" office:value="0.840909090909091" calcext:value-type="float">
            <text:p>0,840909090909091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22" calcext:value-type="float">
            <text:p>222</text:p>
          </table:table-cell>
          <table:table-cell table:formula="of:=[.D24]/([.C24]+[.D24])" office:value-type="float" office:value="0.86046511627907" calcext:value-type="float">
            <text:p>0,86046511627907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66" calcext:value-type="float">
            <text:p>166</text:p>
          </table:table-cell>
          <table:table-cell table:formula="of:=[.H24]/([.G24] + [.H24])" office:value-type="float" office:value="0.864583333333333" calcext:value-type="float">
            <text:p>0,86458333333333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89" calcext:value-type="float">
            <text:p>789</text:p>
          </table:table-cell>
          <table:table-cell table:formula="of:=[.L24]/([.K24]+[.L24])" office:value-type="float" office:value="0.982565379825654" calcext:value-type="float">
            <text:p>0,98256537982565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43" calcext:value-type="float">
            <text:p>143</text:p>
          </table:table-cell>
          <table:table-cell table:formula="of:=[.P24]/([.O24]+[.P24])" office:value-type="float" office:value="0.877300613496933" calcext:value-type="float">
            <text:p>0,87730061349693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58" calcext:value-type="float">
            <text:p>258</text:p>
          </table:table-cell>
          <table:table-cell table:formula="of:=[.T24]/([.S24]+[.T24])" office:value-type="float" office:value="0.938181818181818" calcext:value-type="float">
            <text:p>0,938181818181818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9" calcext:value-type="float">
            <text:p>89</text:p>
          </table:table-cell>
          <table:table-cell table:formula="of:=[.D25]/([.C25]+[.D25])" office:value-type="float" office:value="0.872549019607843" calcext:value-type="float">
            <text:p>0,87254901960784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14" calcext:value-type="float">
            <text:p>114</text:p>
          </table:table-cell>
          <table:table-cell table:formula="of:=[.H25]/([.G25] + [.H25])" office:value-type="float" office:value="0.850746268656716" calcext:value-type="float">
            <text:p>0,8507462686567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formula="of:=[.L25]/([.K25]+[.L25])" office:value-type="float" office:value="0.923076923076923" calcext:value-type="float">
            <text:p>0,92307692307692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table:formula="of:=[.P25]/([.O25]+[.P25])" office:value-type="float" office:value="0.87012987012987" calcext:value-type="float">
            <text:p>0,87012987012987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253" calcext:value-type="float">
            <text:p>253</text:p>
          </table:table-cell>
          <table:table-cell table:formula="of:=[.T25]/([.S25]+[.T25])" office:value-type="float" office:value="0.884615384615385" calcext:value-type="float">
            <text:p>0,884615384615385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79" calcext:value-type="float">
            <text:p>79</text:p>
          </table:table-cell>
          <table:table-cell table:formula="of:=[.D26]/([.C26]+[.D26])" office:value-type="float" office:value="0.752380952380952" calcext:value-type="float">
            <text:p>0,75238095238095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86" calcext:value-type="float">
            <text:p>86</text:p>
          </table:table-cell>
          <table:table-cell table:formula="of:=[.H26]/([.G26] + [.H26])" office:value-type="float" office:value="0.774774774774775" calcext:value-type="float">
            <text:p>0,774774774774775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2716" calcext:value-type="float">
            <text:p>2716</text:p>
          </table:table-cell>
          <table:table-cell table:formula="of:=[.L26]/([.K26]+[.L26])" office:value-type="float" office:value="0.964146254881079" calcext:value-type="float">
            <text:p>0,964146254881079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15" calcext:value-type="float">
            <text:p>115</text:p>
          </table:table-cell>
          <table:table-cell table:formula="of:=[.P26]/([.O26]+[.P26])" office:value-type="float" office:value="0.827338129496403" calcext:value-type="float">
            <text:p>0,82733812949640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79" calcext:value-type="float">
            <text:p>279</text:p>
          </table:table-cell>
          <table:table-cell table:formula="of:=[.T26]/([.S26]+[.T26])" office:value-type="float" office:value="0.933110367892977" calcext:value-type="float">
            <text:p>0,933110367892977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table:formula="of:=[.D27]/([.C27]+[.D27])" office:value-type="float" office:value="0.886075949367089" calcext:value-type="float">
            <text:p>0,886075949367089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58" calcext:value-type="float">
            <text:p>158</text:p>
          </table:table-cell>
          <table:table-cell table:formula="of:=[.H27]/([.G27] + [.H27])" office:value-type="float" office:value="0.88268156424581" calcext:value-type="float">
            <text:p>0,88268156424581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3671" calcext:value-type="float">
            <text:p>3671</text:p>
          </table:table-cell>
          <table:table-cell table:formula="of:=[.L27]/([.K27]+[.L27])" office:value-type="float" office:value="0.983391374229842" calcext:value-type="float">
            <text:p>0,98339137422984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91" calcext:value-type="float">
            <text:p>191</text:p>
          </table:table-cell>
          <table:table-cell table:formula="of:=[.P27]/([.O27]+[.P27])" office:value-type="float" office:value="0.884259259259259" calcext:value-type="float">
            <text:p>0,884259259259259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341" calcext:value-type="float">
            <text:p>341</text:p>
          </table:table-cell>
          <table:table-cell table:formula="of:=[.T27]/([.S27]+[.T27])" office:value-type="float" office:value="0.926630434782609" calcext:value-type="float">
            <text:p>0,926630434782609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324" calcext:value-type="float">
            <text:p>324</text:p>
          </table:table-cell>
          <table:table-cell table:formula="of:=[.D28]/([.C28]+[.D28])" office:value-type="float" office:value="0.905027932960894" calcext:value-type="float">
            <text:p>0,905027932960894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368" calcext:value-type="float">
            <text:p>368</text:p>
          </table:table-cell>
          <table:table-cell table:formula="of:=[.H28]/([.G28] + [.H28])" office:value-type="float" office:value="0.884615384615385" calcext:value-type="float">
            <text:p>0,88461538461538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941" calcext:value-type="float">
            <text:p>941</text:p>
          </table:table-cell>
          <table:table-cell table:formula="of:=[.L28]/([.K28]+[.L28])" office:value-type="float" office:value="0.984309623430963" calcext:value-type="float">
            <text:p>0,984309623430963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55" calcext:value-type="float">
            <text:p>155</text:p>
          </table:table-cell>
          <table:table-cell table:formula="of:=[.P28]/([.O28]+[.P28])" office:value-type="float" office:value="0.815789473684211" calcext:value-type="float">
            <text:p>0,81578947368421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37" calcext:value-type="float">
            <text:p>237</text:p>
          </table:table-cell>
          <table:table-cell table:formula="of:=[.T28]/([.S28]+[.T28])" office:value-type="float" office:value="0.951807228915663" calcext:value-type="float">
            <text:p>0,951807228915663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formula="of:=[.D29]/([.C29]+[.D29])" office:value-type="float" office:value="0.65" calcext:value-type="float">
            <text:p>0,65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95" calcext:value-type="float">
            <text:p>95</text:p>
          </table:table-cell>
          <table:table-cell table:formula="of:=[.H29]/([.G29] + [.H29])" office:value-type="float" office:value="0.772357723577236" calcext:value-type="float">
            <text:p>0,772357723577236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012" calcext:value-type="float">
            <text:p>2012</text:p>
          </table:table-cell>
          <table:table-cell table:formula="of:=[.L29]/([.K29]+[.L29])" office:value-type="float" office:value="0.973391388485728" calcext:value-type="float">
            <text:p>0,97339138848572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44" calcext:value-type="float">
            <text:p>144</text:p>
          </table:table-cell>
          <table:table-cell table:formula="of:=[.P29]/([.O29]+[.P29])" office:value-type="float" office:value="0.888888888888889" calcext:value-type="float">
            <text:p>0,888888888888889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71" calcext:value-type="float">
            <text:p>271</text:p>
          </table:table-cell>
          <table:table-cell table:formula="of:=[.T29]/([.S29]+[.T29])" office:value-type="float" office:value="0.924914675767918" calcext:value-type="float">
            <text:p>0,924914675767918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table:formula="of:=[.D30]/([.C30]+[.D30])" office:value-type="float" office:value="0.730769230769231" calcext:value-type="float">
            <text:p>0,73076923076923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table:formula="of:=[.H30]/([.G30] + [.H30])" office:value-type="float" office:value="0.848101265822785" calcext:value-type="float">
            <text:p>0,848101265822785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3078" calcext:value-type="float">
            <text:p>3078</text:p>
          </table:table-cell>
          <table:table-cell table:formula="of:=[.L30]/([.K30]+[.L30])" office:value-type="float" office:value="0.983072500798467" calcext:value-type="float">
            <text:p>0,98307250079846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table:formula="of:=[.P30]/([.O30]+[.P30])" office:value-type="float" office:value="0.844155844155844" calcext:value-type="float">
            <text:p>0,84415584415584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table:formula="of:=[.T30]/([.S30]+[.T30])" office:value-type="float" office:value="0.645833333333333" calcext:value-type="float">
            <text:p>0,645833333333333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82" calcext:value-type="float">
            <text:p>182</text:p>
          </table:table-cell>
          <table:table-cell table:formula="of:=[.D31]/([.C31]+[.D31])" office:value-type="float" office:value="0.923857868020304" calcext:value-type="float">
            <text:p>0,92385786802030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H31]/([.G31] + [.H31])"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3748" calcext:value-type="float">
            <text:p>3748</text:p>
          </table:table-cell>
          <table:table-cell table:formula="of:=[.L31]/([.K31]+[.L31])" office:value-type="float" office:value="0.981151832460733" calcext:value-type="float">
            <text:p>0,98115183246073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table:formula="of:=[.P31]/([.O31]+[.P31])" office:value-type="float" office:value="0.757142857142857" calcext:value-type="float">
            <text:p>0,757142857142857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92" calcext:value-type="float">
            <text:p>92</text:p>
          </table:table-cell>
          <table:table-cell table:formula="of:=[.T31]/([.S31]+[.T31])" office:value-type="float" office:value="0.8" calcext:value-type="float">
            <text:p>0,8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table:formula="of:=[.D32]/([.C32]+[.D32])" office:value-type="float" office:value="0.8125" calcext:value-type="float">
            <text:p>0,8125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90" calcext:value-type="float">
            <text:p>190</text:p>
          </table:table-cell>
          <table:table-cell table:formula="of:=[.H32]/([.G32] + [.H32])" office:value-type="float" office:value="0.829694323144105" calcext:value-type="float">
            <text:p>0,829694323144105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645" calcext:value-type="float">
            <text:p>1645</text:p>
          </table:table-cell>
          <table:table-cell table:formula="of:=[.L32]/([.K32]+[.L32])" office:value-type="float" office:value="0.983851674641148" calcext:value-type="float">
            <text:p>0,983851674641148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96" calcext:value-type="float">
            <text:p>296</text:p>
          </table:table-cell>
          <table:table-cell table:formula="of:=[.P32]/([.O32]+[.P32])" office:value-type="float" office:value="0.865497076023392" calcext:value-type="float">
            <text:p>0,86549707602339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28" calcext:value-type="float">
            <text:p>128</text:p>
          </table:table-cell>
          <table:table-cell table:formula="of:=[.T32]/([.S32]+[.T32])" office:value-type="float" office:value="0.842105263157895" calcext:value-type="float">
            <text:p>0,842105263157895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326" calcext:value-type="float">
            <text:p>326</text:p>
          </table:table-cell>
          <table:table-cell table:formula="of:=[.D33]/([.C33]+[.D33])" office:value-type="float" office:value="0.893150684931507" calcext:value-type="float">
            <text:p>0,8931506849315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H33]/([.G33] + [.H33])"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926" calcext:value-type="float">
            <text:p>926</text:p>
          </table:table-cell>
          <table:table-cell table:formula="of:=[.L33]/([.K33]+[.L33])" office:value-type="float" office:value="0.964583333333333" calcext:value-type="float">
            <text:p>0,96458333333333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table:formula="of:=[.P33]/([.O33]+[.P33])" office:value-type="float" office:value="0.849315068493151" calcext:value-type="float">
            <text:p>0,849315068493151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215" calcext:value-type="float">
            <text:p>215</text:p>
          </table:table-cell>
          <table:table-cell table:formula="of:=[.T33]/([.S33]+[.T33])" office:value-type="float" office:value="0.881147540983607" calcext:value-type="float">
            <text:p>0,881147540983607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632" calcext:value-type="float">
            <text:p>632</text:p>
          </table:table-cell>
          <table:table-cell table:formula="of:=[.D34]/([.C34]+[.D34])" office:value-type="float" office:value="0.937685459940653" calcext:value-type="float">
            <text:p>0,93768545994065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28" calcext:value-type="float">
            <text:p>128</text:p>
          </table:table-cell>
          <table:table-cell table:formula="of:=[.H34]/([.G34] + [.H34])" office:value-type="float" office:value="0.859060402684564" calcext:value-type="float">
            <text:p>0,859060402684564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695" calcext:value-type="float">
            <text:p>1695</text:p>
          </table:table-cell>
          <table:table-cell table:formula="of:=[.L34]/([.K34]+[.L34])" office:value-type="float" office:value="0.972461273666093" calcext:value-type="float">
            <text:p>0,972461273666093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table:formula="of:=[.P34]/([.O34]+[.P34])" office:value-type="float" office:value="0.746666666666667" calcext:value-type="float">
            <text:p>0,746666666666667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584" calcext:value-type="float">
            <text:p>584</text:p>
          </table:table-cell>
          <table:table-cell table:formula="of:=[.T34]/([.S34]+[.T34])" office:value-type="float" office:value="0.872944693572496" calcext:value-type="float">
            <text:p>0,872944693572496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16" calcext:value-type="float">
            <text:p>116</text:p>
          </table:table-cell>
          <table:table-cell table:formula="of:=[.D35]/([.C35]+[.D35])"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table:formula="of:=[.H35]/([.G35] + [.H35])" office:value-type="float" office:value="0.8125" calcext:value-type="float">
            <text:p>0,8125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3208" calcext:value-type="float">
            <text:p>3208</text:p>
          </table:table-cell>
          <table:table-cell table:formula="of:=[.L35]/([.K35]+[.L35])" office:value-type="float" office:value="0.984049079754601" calcext:value-type="float">
            <text:p>0,98404907975460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19" calcext:value-type="float">
            <text:p>119</text:p>
          </table:table-cell>
          <table:table-cell table:formula="of:=[.P35]/([.O35]+[.P35])" office:value-type="float" office:value="0.856115107913669" calcext:value-type="float">
            <text:p>0,85611510791366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45" calcext:value-type="float">
            <text:p>145</text:p>
          </table:table-cell>
          <table:table-cell table:formula="of:=[.T35]/([.S35]+[.T35])" office:value-type="float" office:value="0.911949685534591" calcext:value-type="float">
            <text:p>0,911949685534591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69" calcext:value-type="float">
            <text:p>169</text:p>
          </table:table-cell>
          <table:table-cell table:formula="of:=[.D36]/([.C36]+[.D36])" office:value-type="float" office:value="0.908602150537635" calcext:value-type="float">
            <text:p>0,908602150537635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table:formula="of:=[.H36]/([.G36] + [.H36])" office:value-type="float" office:value="0.734177215189873" calcext:value-type="float">
            <text:p>0,734177215189873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4009" calcext:value-type="float">
            <text:p>4009</text:p>
          </table:table-cell>
          <table:table-cell table:formula="of:=[.L36]/([.K36]+[.L36])" office:value-type="float" office:value="0.969294003868472" calcext:value-type="float">
            <text:p>0,96929400386847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table:formula="of:=[.P36]/([.O36]+[.P36])" office:value-type="float" office:value="0.75609756097561" calcext:value-type="float">
            <text:p>0,75609756097561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228" calcext:value-type="float">
            <text:p>228</text:p>
          </table:table-cell>
          <table:table-cell table:formula="of:=[.T36]/([.S36]+[.T36])" office:value-type="float" office:value="0.857142857142857" calcext:value-type="float">
            <text:p>0,857142857142857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table:formula="of:=[.D37]/([.C37]+[.D37])" office:value-type="float" office:value="0.777777777777778" calcext:value-type="float">
            <text:p>0,777777777777778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289" calcext:value-type="float">
            <text:p>289</text:p>
          </table:table-cell>
          <table:table-cell table:formula="of:=[.H37]/([.G37] + [.H37])" office:value-type="float" office:value="0.865269461077844" calcext:value-type="float">
            <text:p>0,865269461077844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4570" calcext:value-type="float">
            <text:p>4570</text:p>
          </table:table-cell>
          <table:table-cell table:formula="of:=[.L37]/([.K37]+[.L37])" office:value-type="float" office:value="0.982162045991833" calcext:value-type="float">
            <text:p>0,98216204599183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table:formula="of:=[.P37]/([.O37]+[.P37])" office:value-type="float" office:value="0.745098039215686" calcext:value-type="float">
            <text:p>0,745098039215686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table:formula="of:=[.T37]/([.S37]+[.T37])" office:value-type="float" office:value="0.793478260869565" calcext:value-type="float">
            <text:p>0,793478260869565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table:formula="of:=[.D38]/([.C38]+[.D38])" office:value-type="float" office:value="0.723404255319149" calcext:value-type="float">
            <text:p>0,723404255319149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210" calcext:value-type="float">
            <text:p>210</text:p>
          </table:table-cell>
          <table:table-cell table:formula="of:=[.H38]/([.G38] + [.H38])" office:value-type="float" office:value="0.786516853932584" calcext:value-type="float">
            <text:p>0,786516853932584</text:p>
          </table:table-cell>
          <table:table-cell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 office:value-type="float" office:value="3034" calcext:value-type="float">
            <text:p>3034</text:p>
          </table:table-cell>
          <table:table-cell table:formula="of:=[.L38]/([.K38]+[.L38])" office:value-type="float" office:value="0.946645865834634" calcext:value-type="float">
            <text:p>0,946645865834634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583" calcext:value-type="float">
            <text:p>583</text:p>
          </table:table-cell>
          <table:table-cell table:formula="of:=[.P38]/([.O38]+[.P38])" office:value-type="float" office:value="0.916666666666667" calcext:value-type="float">
            <text:p>0,916666666666667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701" calcext:value-type="float">
            <text:p>701</text:p>
          </table:table-cell>
          <table:table-cell table:formula="of:=[.T38]/([.S38]+[.T38])" office:value-type="float" office:value="0.922368421052632" calcext:value-type="float">
            <text:p>0,922368421052632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06" calcext:value-type="float">
            <text:p>106</text:p>
          </table:table-cell>
          <table:table-cell table:formula="of:=[.D39]/([.C39]+[.D39])" office:value-type="float" office:value="0.796992481203007" calcext:value-type="float">
            <text:p>0,796992481203007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12" calcext:value-type="float">
            <text:p>112</text:p>
          </table:table-cell>
          <table:table-cell table:formula="of:=[.H39]/([.G39] + [.H39])" office:value-type="float" office:value="0.794326241134752" calcext:value-type="float">
            <text:p>0,79432624113475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267" calcext:value-type="float">
            <text:p>2267</text:p>
          </table:table-cell>
          <table:table-cell table:formula="of:=[.L39]/([.K39]+[.L39])" office:value-type="float" office:value="0.990821678321678" calcext:value-type="float">
            <text:p>0,9908216783216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P39]/([.O39]+[.P39])" office:value-type="float" office:value="0.916666666666667" calcext:value-type="float">
            <text:p>0,916666666666667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236" calcext:value-type="float">
            <text:p>236</text:p>
          </table:table-cell>
          <table:table-cell table:formula="of:=[.T39]/([.S39]+[.T39])" office:value-type="float" office:value="0.911196911196911" calcext:value-type="float">
            <text:p>0,911196911196911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table:formula="of:=[.D40]/([.C40]+[.D40])" office:value-type="float" office:value="0.73972602739726" calcext:value-type="float">
            <text:p>0,7397260273972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09" calcext:value-type="float">
            <text:p>109</text:p>
          </table:table-cell>
          <table:table-cell table:formula="of:=[.H40]/([.G40] + [.H40])" office:value-type="float" office:value="0.872" calcext:value-type="float">
            <text:p>0,87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788" calcext:value-type="float">
            <text:p>2788</text:p>
          </table:table-cell>
          <table:table-cell table:formula="of:=[.L40]/([.K40]+[.L40])" office:value-type="float" office:value="0.995003568879372" calcext:value-type="float">
            <text:p>0,9950035688793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[.P40]/([.O40]+[.P40])" office:value-type="float" office:value="0.956521739130435" calcext:value-type="float">
            <text:p>0,95652173913043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62" calcext:value-type="float">
            <text:p>162</text:p>
          </table:table-cell>
          <table:table-cell table:formula="of:=[.T40]/([.S40]+[.T40])" office:value-type="float" office:value="0.895027624309392" calcext:value-type="float">
            <text:p>0,895027624309392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table:formula="of:=[.D41]/([.C41]+[.D41])" office:value-type="float" office:value="0.805825242718447" calcext:value-type="float">
            <text:p>0,805825242718447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17" calcext:value-type="float">
            <text:p>117</text:p>
          </table:table-cell>
          <table:table-cell table:formula="of:=[.H41]/([.G41] + [.H41])" office:value-type="float" office:value="0.835714285714286" calcext:value-type="float">
            <text:p>0,835714285714286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4024" calcext:value-type="float">
            <text:p>4024</text:p>
          </table:table-cell>
          <table:table-cell table:formula="of:=[.L41]/([.K41]+[.L41])" office:value-type="float" office:value="0.994562530894711" calcext:value-type="float">
            <text:p>0,994562530894711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table:formula="of:=[.P41]/([.O41]+[.P41])" office:value-type="float" office:value="0.807692307692308" calcext:value-type="float">
            <text:p>0,807692307692308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98" calcext:value-type="float">
            <text:p>98</text:p>
          </table:table-cell>
          <table:table-cell table:formula="of:=[.T41]/([.S41]+[.T41])" office:value-type="float" office:value="0.809917355371901" calcext:value-type="float">
            <text:p>0,809917355371901</text:p>
          </table:table-cell>
          <table:table-cell table:number-columns-repeated="1003"/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3" calcext:value-type="float">
            <text:p>83</text:p>
          </table:table-cell>
          <table:table-cell table:formula="of:=[.D42]/([.C42]+[.D42])" office:value-type="float" office:value="0.775700934579439" calcext:value-type="float">
            <text:p>0,775700934579439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  <table:table-cell table:formula="of:=[.H42]/([.G42] + [.H42])" office:value-type="float" office:value="0.768421052631579" calcext:value-type="float">
            <text:p>0,768421052631579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2201" calcext:value-type="float">
            <text:p>2201</text:p>
          </table:table-cell>
          <table:table-cell table:formula="of:=[.L42]/([.K42]+[.L42])" office:value-type="float" office:value="0.987881508078995" calcext:value-type="float">
            <text:p>0,987881508078995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09" calcext:value-type="float">
            <text:p>109</text:p>
          </table:table-cell>
          <table:table-cell table:formula="of:=[.P42]/([.O42]+[.P42])" office:value-type="float" office:value="0.778571428571429" calcext:value-type="float">
            <text:p>0,77857142857142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84" calcext:value-type="float">
            <text:p>184</text:p>
          </table:table-cell>
          <table:table-cell table:formula="of:=[.T42]/([.S42]+[.T42])" office:value-type="float" office:value="0.9064039408867" calcext:value-type="float">
            <text:p>0,9064039408867</text:p>
          </table:table-cell>
          <table:table-cell table:style-name="ce2" table:number-columns-repeated="1003"/>
        </table:table-row>
        <table:table-row table:style-name="ro1">
          <table:table-cell/>
          <table:table-cell table:style-name="ce2" table:formula="of:=AVERAGE([.B3:.B42])" office:value-type="float" office:value="0.95" calcext:value-type="float">
            <text:p>0,95</text:p>
          </table:table-cell>
          <table:table-cell table:style-name="ce2" table:formula="of:=AVERAGE([.C3:.C42])" office:value-type="float" office:value="24.975" calcext:value-type="float">
            <text:p>24,975</text:p>
          </table:table-cell>
          <table:table-cell table:style-name="ce2" table:formula="of:=AVERAGE([.D3:.D42])" office:value-type="float" office:value="185.2" calcext:value-type="float">
            <text:p>185,2</text:p>
          </table:table-cell>
          <table:table-cell table:style-name="ce2" table:formula="of:=AVERAGE([.E3:.E42])" office:value-type="float" office:value="0.840901954009124" calcext:value-type="float">
            <text:p>0,840901954009124</text:p>
          </table:table-cell>
          <table:table-cell table:style-name="ce2" table:formula="of:=AVERAGE([.F3:.F42])" office:value-type="float" office:value="0.95" calcext:value-type="float">
            <text:p>0,95</text:p>
          </table:table-cell>
          <table:table-cell table:style-name="ce2" table:formula="of:=AVERAGE([.G3:.G42])" office:value-type="float" office:value="24.6" calcext:value-type="float">
            <text:p>24,6</text:p>
          </table:table-cell>
          <table:table-cell table:style-name="ce2" table:formula="of:=AVERAGE([.H3:.H42])" office:value-type="float" office:value="134.75" calcext:value-type="float">
            <text:p>134,75</text:p>
          </table:table-cell>
          <table:table-cell table:style-name="ce2" table:formula="of:=AVERAGE([.I3:.I42])" office:value-type="float" office:value="0.818978231916414" calcext:value-type="float">
            <text:p>0,818978231916414</text:p>
          </table:table-cell>
          <table:table-cell table:style-name="ce2" table:formula="of:=AVERAGE([.J3:.J42])" office:value-type="float" office:value="0.875" calcext:value-type="float">
            <text:p>0,875</text:p>
          </table:table-cell>
          <table:table-cell table:style-name="ce2" table:formula="of:=AVERAGE([.K3:.K42])" office:value-type="float" office:value="58.85" calcext:value-type="float">
            <text:p>58,85</text:p>
          </table:table-cell>
          <table:table-cell table:style-name="ce2" table:formula="of:=AVERAGE([.L3:.L42])" office:value-type="float" office:value="2360.75" calcext:value-type="float">
            <text:p>2360,75</text:p>
          </table:table-cell>
          <table:table-cell table:style-name="ce2" table:formula="of:=AVERAGE([.M3:.M42])" office:value-type="float" office:value="0.967655872335671" calcext:value-type="float">
            <text:p>0,967655872335671</text:p>
          </table:table-cell>
          <table:table-cell table:style-name="ce2" table:formula="of:=AVERAGE([.N3:.N42])" office:value-type="float" office:value="0.95" calcext:value-type="float">
            <text:p>0,95</text:p>
          </table:table-cell>
          <table:table-cell table:style-name="ce2" table:formula="of:=AVERAGE([.O3:.O42])" office:value-type="float" office:value="20.2" calcext:value-type="float">
            <text:p>20,2</text:p>
          </table:table-cell>
          <table:table-cell table:style-name="ce2" table:formula="of:=AVERAGE([.P3:.P42])" office:value-type="float" office:value="123.975" calcext:value-type="float">
            <text:p>123,975</text:p>
          </table:table-cell>
          <table:table-cell table:style-name="ce2" table:formula="of:=AVERAGE([.Q3:.Q42])" office:value-type="float" office:value="0.829755234247099" calcext:value-type="float">
            <text:p>0,829755234247099</text:p>
          </table:table-cell>
          <table:table-cell table:style-name="ce2" table:formula="of:=AVERAGE([.R3:.R42])" office:value-type="float" office:value="0.975" calcext:value-type="float">
            <text:p>0,975</text:p>
          </table:table-cell>
          <table:table-cell table:style-name="ce2" table:formula="of:=AVERAGE([.S3:.S42])" office:value-type="float" office:value="24.925" calcext:value-type="float">
            <text:p>24,925</text:p>
          </table:table-cell>
          <table:table-cell table:style-name="ce2" table:formula="of:=AVERAGE([.T3:.T42])" office:value-type="float" office:value="187.05" calcext:value-type="float">
            <text:p>187,05</text:p>
          </table:table-cell>
          <table:table-cell table:style-name="ce2" table:formula="of:=AVERAGE([.U3:.U42])" office:value-type="float" office:value="0.859910602040902" calcext:value-type="float">
            <text:p>0,859910602040902</text:p>
          </table:table-cell>
          <table:table-cell table:number-columns-repeated="1003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6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5-26T19:41:27.506492392</dc:date>
    <meta:editing-cycles>2</meta:editing-cycles>
    <meta:editing-duration>PT10M9S</meta:editing-duration>
    <meta:document-statistic meta:table-count="1" meta:cell-count="845" meta:object-count="0"/>
  </office:meta>
</office:document-meta>
</file>